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a4b0" officeooo:paragraph-rsid="0007a4b0"/>
    </style:style>
    <style:style style:name="P2" style:family="paragraph" style:parent-style-name="Text_20_body">
      <style:text-properties officeooo:rsid="0007a4b0" officeooo:paragraph-rsid="0007a4b0"/>
    </style:style>
    <style:style style:name="P3" style:family="paragraph" style:parent-style-name="Text_20_body">
      <style:text-properties fo:font-size="14pt" style:text-underline-style="solid" style:text-underline-width="auto" style:text-underline-color="font-color" fo:font-weight="bold" officeooo:rsid="0007a4b0" officeooo:paragraph-rsid="0007a4b0" style:font-size-asian="12.25pt" style:font-weight-asian="bold" style:font-size-complex="14pt" style:font-weight-complex="bold"/>
    </style:style>
    <style:style style:name="P4" style:family="paragraph" style:parent-style-name="Text_20_body">
      <style:text-properties fo:font-size="12pt" fo:font-style="normal" style:text-underline-style="none" fo:font-weight="normal" officeooo:rsid="0007a4b0" officeooo:paragraph-rsid="0007a4b0" style:font-size-asian="10.5pt" style:font-style-asian="normal" style:font-weight-asian="normal" style:font-size-complex="12pt" style:font-style-complex="normal" style:font-weight-complex="normal"/>
    </style:style>
    <style:style style:name="P5" style:family="paragraph" style:parent-style-name="Text_20_body">
      <style:text-properties fo:font-size="12pt" fo:font-style="normal" style:text-underline-style="none" fo:font-weight="normal" officeooo:rsid="0009be7f" officeooo:paragraph-rsid="0009be7f" style:font-size-asian="10.5pt" style:font-style-asian="normal" style:font-weight-asian="normal" style:font-size-complex="12pt" style:font-style-complex="normal" style:font-weight-complex="normal"/>
    </style:style>
    <style:style style:name="P6" style:family="paragraph" style:parent-style-name="Text_20_body">
      <style:text-properties fo:font-size="12pt" fo:font-style="normal" style:text-underline-style="none" fo:font-weight="normal" officeooo:rsid="000c435f" officeooo:paragraph-rsid="000c435f" style:font-size-asian="10.5pt" style:font-style-asian="normal" style:font-weight-asian="normal" style:font-size-complex="12pt" style:font-style-complex="normal" style:font-weight-complex="normal"/>
    </style:style>
    <style:style style:name="P7" style:family="paragraph" style:parent-style-name="Text_20_body">
      <style:text-properties fo:font-size="12pt" fo:font-style="normal" style:text-underline-style="none" fo:font-weight="normal" officeooo:rsid="00165f8c" officeooo:paragraph-rsid="00165f8c" style:font-size-asian="10.5pt" style:font-style-asian="normal" style:font-weight-asian="normal" style:font-size-complex="12pt" style:font-style-complex="normal" style:font-weight-complex="normal"/>
    </style:style>
    <style:style style:name="P8" style:family="paragraph" style:parent-style-name="Text_20_body">
      <style:text-properties fo:font-size="14pt" fo:font-style="normal" style:text-underline-style="none" fo:font-weight="normal" officeooo:rsid="0007a4b0" officeooo:paragraph-rsid="00165f8c" style:font-size-asian="14pt" style:font-style-asian="normal" style:font-weight-asian="normal" style:font-size-complex="14pt" style:font-style-complex="normal" style:font-weight-complex="normal"/>
    </style:style>
    <style:style style:name="P9" style:family="paragraph" style:parent-style-name="Text_20_body">
      <style:text-properties fo:font-size="14pt" fo:font-style="normal" style:text-underline-style="solid" style:text-underline-width="auto" style:text-underline-color="font-color" fo:font-weight="bold" officeooo:rsid="0007a4b0" officeooo:paragraph-rsid="00165f8c" style:font-size-asian="14pt" style:font-style-asian="normal" style:font-weight-asian="bold" style:font-size-complex="14pt" style:font-style-complex="normal" style:font-weight-complex="bold"/>
    </style:style>
    <style:style style:name="T1" style:family="text">
      <style:text-properties officeooo:rsid="000acebd"/>
    </style:style>
    <style:style style:name="T2" style:family="text">
      <style:text-properties officeooo:rsid="000c435f"/>
    </style:style>
    <style:style style:name="T3" style:family="text">
      <style:text-properties officeooo:rsid="001464bd"/>
    </style:style>
    <style:style style:name="T4" style:family="text">
      <style:text-properties officeooo:rsid="0014cb30"/>
    </style:style>
    <style:style style:name="T5" style:family="text">
      <style:text-properties officeooo:rsid="00165f8c"/>
    </style:style>
    <style:style style:name="T6" style:family="text">
      <style:text-properties fo:font-size="12pt" officeooo:rsid="00165f8c" style:font-size-asian="10.5pt" style:font-size-complex="12pt"/>
    </style:style>
    <style:style style:name="T7" style:family="text">
      <style:text-properties fo:font-size="12pt" officeooo:rsid="00170d07"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 text:c="6"/>2D multiplayer car game - <text:span text:style-name="T3">S</text:span>pecification</text:h>
      <text:p text:style-name="P2"/>
      <text:p text:style-name="P3">Overview</text:p>
      <text:p text:style-name="P4">This project will be split into three main parts:</text:p>
      <text:p text:style-name="P4">- The Client (Unity game)</text:p>
      <text:p text:style-name="P4">- The Server (C# Console application)</text:p>
      <text:p text:style-name="P4">- The High-scores (MVC web application)</text:p>
      <text:p text:style-name="P5">Broadly, the client will be responsible for handling user input and displaying the game to the user. The client will also be responsible for sending the requests to the server to update the game-state and receiving the updated game-state from the server to display it.</text:p>
      <text:p text:style-name="P5">The server, <text:span text:style-name="T1">on the other hand, </text:span>will be responsible for <text:span text:style-name="T1">receiving the requests to change the game state, validating and updating the game-state, and then sending back the data the client needs to update the display. </text:span><text:span text:style-name="T2">The server must also handle the establishing of new connections and removal of disconnected users.</text:span></text:p>
      <text:p text:style-name="P6">The high-scores will be a MVC web application that <text:span text:style-name="T4">allows POSTing and GETing of the high-score data for display in the client, or on web page. </text:span></text:p>
      <text:p text:style-name="P5"/>
      <text:p text:style-name="P9">The Client </text:p>
      <text:p text:style-name="P7">The client must be able to:</text:p>
      <text:p text:style-name="P7"><text:tab/>- Send the user inputs to the server <text:tab/> <text:tab/></text:p>
      <text:p text:style-name="P8"><text:span text:style-name="T6"><text:tab/>- Receive the packets from the server and update the display/client accordingly</text:span></text:p>
      <text:p text:style-name="P8"><text:span text:style-name="T6"><text:tab/>-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2:23:19.199075697</meta:creation-date>
    <meta:generator>LibreOffice/7.3.7.2$Linux_X86_64 LibreOffice_project/30$Build-2</meta:generator>
    <dc:date>2024-03-07T14:27:35.133026515</dc:date>
    <meta:editing-duration>PT2H39M57S</meta:editing-duration>
    <meta:editing-cycles>10</meta:editing-cycles>
    <meta:document-statistic meta:table-count="0" meta:image-count="0" meta:object-count="0" meta:page-count="1" meta:paragraph-count="14" meta:word-count="184" meta:character-count="1089" meta:non-whitespace-character-count="903"/>
  </office:meta>
</office:document-meta>
</file>